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Preformatted_20_Text">
      <style:text-properties officeooo:paragraph-rsid="0006e61f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officeooo:paragraph-rsid="0006e61f"/>
    </style:style>
    <style:style style:name="P5" style:family="paragraph" style:parent-style-name="Text_20_body">
      <style:text-properties style:font-name="Liberation Serif" officeooo:paragraph-rsid="0006e61f"/>
    </style:style>
    <style:style style:name="P6" style:family="paragraph" style:parent-style-name="Heading_20_1">
      <style:text-properties style:font-name="Liberation Serif"/>
    </style:style>
    <style:style style:name="T1" style:family="text">
      <style:text-properties fo:font-weight="bold" officeooo:rsid="0006e61f" style:font-weight-asian="bold" style:font-weight-complex="bold"/>
    </style:style>
    <style:style style:name="T2" style:family="text">
      <style:text-properties officeooo:rsid="00065d42"/>
    </style:style>
    <style:style style:name="T3" style:family="text">
      <style:text-properties style:font-name="Liberation Serif"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Liberation Serif" fo:font-style="normal" style:text-underline-style="none" fo:font-weight="normal" officeooo:rsid="00065d42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font-name="Liberation Serif" fo:font-size="18pt" fo:font-style="normal" style:text-underline-style="none" fo:font-weight="bold" officeooo:rsid="00065d42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officeooo:rsid="0006e61f"/>
    </style:style>
    <style:style style:name="T9" style:family="text">
      <style:text-properties fo:font-size="18pt" officeooo:rsid="0006e61f" style:font-size-asian="18pt" style:font-size-complex="18pt"/>
    </style:style>
    <style:style style:name="T10" style:family="text">
      <style:text-properties fo:font-size="18pt" fo:font-weight="bold" officeooo:rsid="0006e61f" style:font-size-asian="18pt" style:font-weight-asian="bold" style:font-size-complex="18pt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8pt" fo:font-weight="bold" officeooo:rsid="0006e61f" style:font-size-asian="18pt" style:font-weight-asian="bold" style:font-size-complex="18pt" style:font-weight-complex="bold"/>
    </style:style>
    <style:style style:name="T13" style:family="text">
      <style:text-properties style:font-name="Liberation Serif" fo:font-weight="bold" officeooo:rsid="0006e61f" style:font-weight-asian="bold" style:font-weight-complex="bold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06e61f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06e61f" style:font-size-asian="12pt" style:font-size-complex="12pt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6e61f" style:font-size-asian="12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6e61f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2">GIT</text:span> – <text:span text:style-name="T2">Comandos básicos</text:span></text:h>
      <text:p text:style-name="P5"><text:s/><text:line-break/><text:span text:style-name="T10">Configurações iniciais</text:span></text:p>
      <text:p text:style-name="P2"><text:span text:style-name="Source_20_Text"><text:span text:style-name="T19">git config --global user.name "username"</text:span></text:span></text:p>
      <text:p text:style-name="P3"><text:span text:style-name="Source_20_Text"><text:span text:style-name="T18">git config --global user.email </text:span></text:span><text:span text:style-name="Source_20_Text"><text:span text:style-name="T19">username@mail.com</text:span></text:span></text:p>
      <text:p text:style-name="P4"><text:span text:style-name="T7">C</text:span><text:span text:style-name="T6">riando um novo repositório</text:span></text:p>
      <text:p text:style-name="Text_20_body"><text:span text:style-name="T5">C</text:span><text:span text:style-name="T4">rie uma nova pasta, abra-a e execute o comando:<text:line-break/></text:span><text:span text:style-name="Source_20_Text"><text:span text:style-name="T3">git init</text:span></text:span><text:span text:style-name="T4"><text:line-break/></text:span><text:span text:style-name="T5">P</text:span><text:span text:style-name="T4">ara criar um novo repositório. </text:span></text:p>
      <text:h text:style-name="P1" text:outline-level="2"><text:span text:style-name="T2">O</text:span>btenha um repositório</text:h>
      <text:p text:style-name="Text_20_body"><text:span text:style-name="T5">C</text:span><text:span text:style-name="T4">rie uma cópia de trabalho em um repositório local executando o comando:<text:line-break/></text:span><text:span text:style-name="Source_20_Text"><text:span text:style-name="T3">git clone /caminho/para/o/repositório</text:span></text:span><text:span text:style-name="T4"><text:line-break/></text:span><text:span text:style-name="T5">Q</text:span><text:span text:style-name="T4">uando usar um servidor remoto, seu comando será:<text:line-break/></text:span><text:span text:style-name="Source_20_Text"><text:span text:style-name="T3">git clone usuário@servidor:/caminho/para/o/repositório</text:span></text:span><text:span text:style-name="T3"> </text:span></text:p>
      <text:h text:style-name="P1" text:outline-level="2"><text:span text:style-name="T2">A</text:span>dicionar <text:span text:style-name="T2">e</text:span> confirmar</text:h>
      <text:p text:style-name="Text_20_body"><text:span text:style-name="T4">Você pode propor mudanças (adicioná-las ao Index) usando:<text:line-break/></text:span><text:span text:style-name="Source_20_Text"><text:span text:style-name="T3">git add &lt;arquivo&gt;</text:span></text:span><text:span text:style-name="T3"><text:line-break/></text:span><text:span text:style-name="Source_20_Text"><text:span text:style-name="T3">git add *</text:span></text:span><text:span text:style-name="T3"><text:line-break/></text:span><text:span text:style-name="T4">Este é o primeiro passo no fluxo de trabalho básico do git. Para realmente confirmar estas mudanças (isto é, fazer um commit), use:<text:line-break/></text:span><text:span text:style-name="Source_20_Text"><text:span text:style-name="T3">git commit -m "comentários das alterações"</text:span></text:span><text:span text:style-name="T4"><text:line-break/>Agora o arquivo é enviado para o HEAD, mas ainda não para o repositório remoto. </text:span></text:p>
      <text:h text:style-name="P1" text:outline-level="2"><text:span text:style-name="T2">E</text:span>nviando alterações</text:h>
      <text:p text:style-name="Text_20_body"><text:span text:style-name="T4">Suas alterações agora estão no HEAD da sua cópia de trabalho local. Para enviar estas alterações ao seu repositório remoto, execute:<text:line-break/></text:span><text:span text:style-name="Source_20_Text"><text:span text:style-name="T3">git push origin master</text:span></text:span><text:span text:style-name="T4"><text:line-break/>Altere master para qualquer ramo (branch) desejado, enviando suas alterações para ele. <text:line-break/>Se você não clonou um repositório existente e quer conectar seu repositório a um servidor remoto, você deve adicioná-lo com:<text:line-break/></text:span><text:span text:style-name="Source_20_Text"><text:span text:style-name="T3">git remote add origin &lt;servidor&gt;</text:span></text:span><text:span text:style-name="T4"><text:line-break/>Agora você é capaz de enviar suas alterações para o servidor remoto selecion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02:25.303393713</meta:creation-date>
    <dc:date>2018-02-11T16:55:02.525398959</dc:date>
    <meta:editing-duration>PT8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04" meta:character-count="1352" meta:non-whitespace-character-count="1155"/>
  </office:meta>
</office:document-meta>
</file>